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f0b2" officeooo:paragraph-rsid="001ff0b2"/>
    </style:style>
    <style:style style:name="P2" style:family="paragraph" style:parent-style-name="Standard">
      <style:paragraph-properties fo:text-align="end" style:justify-single-word="false"/>
      <style:text-properties officeooo:rsid="001ff0b2" officeooo:paragraph-rsid="0029c5fd"/>
    </style:style>
    <style:style style:name="P3" style:family="paragraph" style:parent-style-name="Standard">
      <style:paragraph-properties fo:text-align="end" style:justify-single-word="false"/>
      <style:text-properties officeooo:rsid="00204d09" officeooo:paragraph-rsid="0024ae44"/>
    </style:style>
    <style:style style:name="P4" style:family="paragraph" style:parent-style-name="Standard">
      <style:paragraph-properties fo:text-align="end" style:justify-single-word="false"/>
      <style:text-properties officeooo:rsid="00204d09" officeooo:paragraph-rsid="0029c5fd"/>
    </style:style>
    <style:style style:name="P5" style:family="paragraph" style:parent-style-name="Standard">
      <style:paragraph-properties fo:text-align="end" style:justify-single-word="false"/>
      <style:text-properties officeooo:rsid="001b00bc" officeooo:paragraph-rsid="0029c5fd"/>
    </style:style>
    <style:style style:name="P6" style:family="paragraph" style:parent-style-name="Standard">
      <style:paragraph-properties fo:text-align="end" style:justify-single-word="false"/>
      <style:text-properties officeooo:rsid="002d9954" officeooo:paragraph-rsid="002d9954"/>
    </style:style>
    <style:style style:name="P7" style:family="paragraph" style:parent-style-name="Standard">
      <style:paragraph-properties fo:text-align="end" style:justify-single-word="false"/>
      <style:text-properties officeooo:rsid="00204d09" officeooo:paragraph-rsid="0029c5fd"/>
    </style:style>
    <style:style style:name="P8" style:family="paragraph" style:parent-style-name="Standard">
      <style:paragraph-properties fo:text-align="end" style:justify-single-word="false"/>
      <style:text-properties officeooo:rsid="0035304e" officeooo:paragraph-rsid="0035304e"/>
    </style:style>
    <style:style style:name="P9" style:family="paragraph" style:parent-style-name="Standard">
      <style:paragraph-properties fo:text-align="end" style:justify-single-word="false"/>
      <style:text-properties officeooo:rsid="0035304e" officeooo:paragraph-rsid="003535fe"/>
    </style:style>
    <style:style style:name="P10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7abc1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T1" style:family="text">
      <style:text-properties officeooo:rsid="001ff0b2"/>
    </style:style>
    <style:style style:name="T2" style:family="text">
      <style:text-properties fo:color="#ff00cc"/>
    </style:style>
    <style:style style:name="T3" style:family="text">
      <style:text-properties fo:color="#ff00cc" officeooo:rsid="001ff0b2"/>
    </style:style>
    <style:style style:name="T4" style:family="text">
      <style:text-properties fo:color="#ff00cc" fo:font-size="10pt" officeooo:rsid="0027abc1" style:font-size-asian="10pt" style:font-size-complex="10pt"/>
    </style:style>
    <style:style style:name="T5" style:family="text">
      <style:text-properties fo:color="#ff00cc" officeooo:rsid="0033f384"/>
    </style:style>
    <style:style style:name="T6" style:family="text">
      <style:text-properties officeooo:rsid="001b00bc"/>
    </style:style>
    <style:style style:name="T7" style:family="text">
      <style:text-properties fo:color="#ff6600"/>
    </style:style>
    <style:style style:name="T8" style:family="text">
      <style:text-properties fo:color="#ff6600" officeooo:rsid="001b00bc"/>
    </style:style>
    <style:style style:name="T9" style:family="text">
      <style:text-properties fo:color="#ff6600" officeooo:rsid="001ff0b2"/>
    </style:style>
    <style:style style:name="T10" style:family="text">
      <style:text-properties officeooo:rsid="00263fcf"/>
    </style:style>
    <style:style style:name="T11" style:family="text">
      <style:text-properties fo:color="#6666ff" fo:font-size="10pt" officeooo:rsid="0027abc1" style:font-size-asian="10pt" style:font-size-complex="10pt"/>
    </style:style>
    <style:style style:name="T12" style:family="text">
      <style:text-properties officeooo:rsid="00327869"/>
    </style:style>
    <style:style style:name="T13" style:family="text">
      <style:text-properties officeooo:rsid="0033f384"/>
    </style:style>
    <style:style style:name="gr1" style:family="graphic">
      <style:graphic-properties draw:stroke="dash" draw:stroke-dash="Ultrafine_20_2_20_Dots_20_3_20_Dashes" svg:stroke-color="#666666" draw:fill="none" draw:textarea-horizontal-align="justify" draw:textarea-vertical-align="middle" draw:auto-grow-height="false" fo:min-height="1.0744in" fo:min-width="3.4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draw:stroke-dash="Line_20_with_20_Fine_20_Dots" draw:marker-start="Arrowheads_20_1" draw:fill="none" draw:textarea-horizontal-align="justify" draw:textarea-vertical-align="middle" draw:auto-grow-height="false" fo:min-height="0.2055in" fo:min-width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draw:stroke-dash="Line_20_with_20_Fine_20_Dots" draw:fill="none" draw:textarea-horizontal-align="justify" draw:textarea-vertical-align="middle" draw:auto-grow-height="false" fo:min-height="0.2055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ا</text:span><text:span text:style-name="T2">كتب</text:span>("مرحبا")<text:span text:style-name="T10">؛</text:span></text:p>
      <text:p text:style-name="P1"><text:s text:c="2"/><text:span text:style-name="T12">،</text:span>أ <text:span text:style-name="T2">=</text:span> 4 <text:span text:style-name="T2">+</text:span>6 ؛</text:p>
      <text:p text:style-name="P2"><text:span text:style-name="T2">اذا</text:span> ( أ <text:span text:style-name="T2">==</text:span> 5) { <text:span text:style-name="T2">اكتب</text:span><text:span text:style-name="T6">("</text:span><text:span text:style-name="T8">خطأ"</text:span><text:span text:style-name="T6">)؛</text:span> }</text:p>
      <text:p text:style-name="P4"><text:span text:style-name="T2"><text:s/>واذا</text:span> (أ <text:span text:style-name="T2">==</text:span> 10) {<text:span text:style-name="T3">اكتب</text:span><text:span text:style-name="T1">("</text:span><text:span text:style-name="T9">صحيح</text:span><text:span text:style-name="T8">"</text:span><text:span text:style-name="T1">)</text:span>؛}</text:p>
      <text:p text:style-name="P4"><text:span text:style-name="T2">او</text:span> {<text:span text:style-name="T3">اكتب</text:span><text:span text:style-name="T1">("</text:span><text:span text:style-name="T9">خطأ</text:span><text:span text:style-name="T8">"</text:span><text:span text:style-name="T1">)</text:span>؛}</text:p>
      <text:p text:style-name="P6"/>
      <text:p text:style-name="P6">كاتب = <text:s/><text:span text:style-name="T2">وظيفة </text:span>( رقم )</text:p>
      <text:p text:style-name="P6">{</text:p>
      <text:p text:style-name="P6"><text:span text:style-name="T2">اذا</text:span>(رقم <text:s/>&lt; 0 ) <text:span text:style-name="T13">{</text:span> <text:span text:style-name="T2">اكتب</text:span>(<text:span text:style-name="T8">"</text:span><text:span text:style-name="T7">هذا عدد سلبي "</text:span>)؛<text:span text:style-name="T13">}</text:span></text:p>
      <text:p text:style-name="P6"><text:span text:style-name="T2">او </text:span><text:span text:style-name="T5">{</text:span> <text:span text:style-name="T2">اكتب</text:span>(<text:span text:style-name="T8">"</text:span><text:span text:style-name="T7"> هذا عدد موجب "</text:span>)؛<text:span text:style-name="T13">}</text:span></text:p>
      <text:p text:style-name="P6">}</text:p>
      <text:p text:style-name="P4"/>
      <text:p text:style-name="P9">كاتب(6-)؛</text:p>
      <text:p text:style-name="P8">كاتب(6)؛</text:p>
      <text:p text:style-name="P3"><draw:custom-shape text:anchor-type="paragraph" draw:z-index="0" draw:name="Shape1" draw:style-name="gr1" draw:text-style-name="P11" svg:width="3.4768in" svg:height="1.0748in" svg:x="3.1909in" svg:y="0.1252in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4" draw:name="سؤ" draw:style-name="gr2" draw:text-style-name="P11" svg:width="0.3961in" svg:height="0.2268in" svg:x="6.0839in" svg:y="0.1091in"><text:p text:style-name="P10"><text:span text:style-name="T11">متغير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سؤ" draw:style-name="gr2" draw:text-style-name="P11" svg:width="0.3961in" svg:height="0.2268in" svg:x="5.2673in" svg:y="0.1154in"><text:p text:style-name="P10"><text:span text:style-name="T11">متغير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سؤ" draw:style-name="gr6" draw:text-style-name="P11" svg:width="0.2787in" svg:height="0.2268in" svg:x="5.7346in" svg:y="0.1165in"><text:p text:style-name="P10"><text:span text:style-name="T4">=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سؤ" draw:style-name="gr2" draw:text-style-name="P11" svg:width="0.3961in" svg:height="0.2268in" svg:x="4.4756in" svg:y="0.1193in"><text:p text:style-name="P10"><text:span text:style-name="T11">متغير2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سؤ" draw:style-name="gr4" draw:text-style-name="P11" svg:width="0.2197in" svg:height="0.2268in" svg:x="4.952in" svg:y="0.1209in"><text:p text:style-name="P10"><text:span text:style-name="T4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سؤ" draw:style-name="gr5" draw:text-style-name="P11" svg:width="0.2197in" svg:height="0.2268in" svg:x="4.1783in" svg:y="0.1209in"><text:p text:style-name="P10"><text:span text:style-name="T4">؛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Shape2" draw:style-name="gr3" draw:text-style-name="P12" svg:x1="6.6673in" svg:y1="0.2126in" svg:x2="6.4799in" svg:y2="0.2126in"><text:p/></draw:line><draw:line text:anchor-type="paragraph" draw:z-index="3" draw:name="Shape2" draw:style-name="gr3" draw:text-style-name="P12" svg:x1="6.0843in" svg:y1="0.2154in" svg:x2="6.0134in" svg:y2="0.2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0.7902in" draw:dots2="10" draw:distance="0.0598in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41:17.979782393</meta:creation-date>
    <dc:date>2017-03-07T20:17:31.490143119</dc:date>
    <meta:editing-duration>PT3H13M5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3" meta:character-count="234" meta:non-whitespace-character-count="194"/>
  </office:meta>
</office:document-meta>
</file>